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94cm" svg:height="1.644cm" svg:x="4.508cm" svg:y="7.632cm" svg:viewBox="0 0 995 1645" svg:d="M995 139c-9 270-266 1200-437 1433-171 232-619-149-551-358 137-283 272-760 282-967 10-208 715-378 706-108z">
          <text:p/>
        </draw:path>
        <draw:path draw:style-name="gr2" draw:text-style-name="P1" draw:layer="layout" svg:width="0.903cm" svg:height="0.66cm" draw:transform="skewX (0.00122173047639605) rotate (-2.15652882376419) translate (5.62970697154212cm 7.744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3cm" svg:height="0.661cm" draw:transform="rotate (-2.15757602131539) translate (5.33265777377051cm 8.803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3:30.390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